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10 Pitch" svg:font-family="Courier 10 Pitch" style:font-family-generic="system" style:font-pitch="fixed"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text-properties fo:font-size="10pt" style:font-size-asian="10pt" style:font-size-complex="10pt"/>
    </style:style>
    <style:style style:name="P4" style:parent-style-name="Standard" style:family="paragraph">
      <style:text-properties fo:font-size="10pt" style:font-size-asian="10pt" style:font-size-complex="10pt"/>
    </style:style>
    <style:style style:name="P5" style:parent-style-name="Standard" style:family="paragraph">
      <style:text-properties fo:font-size="10pt" style:font-size-asian="10pt" style:font-size-complex="10pt"/>
    </style:style>
    <style:style style:name="P6" style:parent-style-name="Standard" style:family="paragraph">
      <style:text-properties fo:font-size="10pt" style:font-size-asian="10pt" style:font-size-complex="10pt"/>
    </style:style>
    <style:style style:name="P7" style:parent-style-name="Standard" style:family="paragraph">
      <style:text-properties fo:font-size="10pt" style:font-size-asian="10pt" style:font-size-complex="10pt"/>
    </style:style>
    <style:style style:name="P8" style:parent-style-name="Standard" style:family="paragraph">
      <style:text-properties fo:font-size="10pt" style:font-size-asian="10pt" style:font-size-complex="10pt"/>
    </style:style>
    <style:style style:name="T9" style:parent-style-name="DefaultParagraphFont" style:family="text">
      <style:text-properties fo:font-weight="bold" style:font-weight-asian="bold" style:font-weight-complex="bold"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Standard" style:family="paragraph">
      <style:text-properties fo:font-size="10pt" style:font-size-asian="10pt" style:font-size-complex="10pt"/>
    </style:style>
    <style:style style:name="P12" style:parent-style-name="Standard" style:family="paragraph">
      <style:text-properties fo:font-size="10pt" style:font-size-asian="10pt" style:font-size-complex="10pt"/>
    </style:style>
    <style:style style:name="P13" style:parent-style-name="Standard" style:family="paragraph">
      <style:text-properties style:font-name="Courier 10 Pitch" fo:font-size="8pt" style:font-size-asian="8pt" style:font-size-complex="8pt"/>
    </style:style>
    <style:style style:name="P14" style:parent-style-name="Standard" style:family="paragraph">
      <style:text-properties style:font-name="Courier 10 Pitch" fo:font-size="8pt" style:font-size-asian="8pt" style:font-size-complex="8pt"/>
    </style:style>
    <style:style style:name="P15" style:parent-style-name="Standard" style:family="paragraph">
      <style:text-properties fo:font-size="10pt" style:font-size-asian="10pt" style:font-size-complex="10pt"/>
    </style:style>
    <style:style style:name="P16" style:parent-style-name="Standard" style:family="paragraph">
      <style:text-properties fo:font-size="10pt" style:font-size-asian="10pt" style:font-size-complex="10pt"/>
    </style:style>
    <style:style style:name="P17" style:parent-style-name="Standard" style:family="paragraph">
      <style:text-properties fo:font-size="10pt" style:font-size-asian="10pt" style:font-size-complex="10pt"/>
    </style:style>
    <style:style style:name="P18" style:parent-style-name="Standard" style:family="paragraph">
      <style:text-properties fo:font-size="10pt" style:font-size-asian="10pt" style:font-size-complex="10pt"/>
    </style:style>
    <style:style style:name="P19" style:parent-style-name="Standard" style:family="paragraph">
      <style:text-properties fo:font-size="10pt" style:font-size-asian="10pt" style:font-size-complex="10pt"/>
    </style:style>
    <style:style style:name="P20" style:parent-style-name="Standard" style:family="paragraph">
      <style:text-properties style:font-name="Courier 10 Pitch" fo:font-size="8pt" style:font-size-asian="8pt" style:font-size-complex="8pt"/>
    </style:style>
    <style:style style:name="P21" style:parent-style-name="Standard" style:family="paragraph">
      <style:text-properties style:font-name="Courier 10 Pitch" fo:font-size="8pt" style:font-size-asian="8pt" style:font-size-complex="8pt"/>
    </style:style>
    <style:style style:name="P22" style:parent-style-name="Standard" style:family="paragraph">
      <style:text-properties style:font-name="Courier 10 Pitch" fo:font-size="8pt" style:font-size-asian="8pt" style:font-size-complex="8pt"/>
    </style:style>
    <style:style style:name="P23" style:parent-style-name="Standard" style:family="paragraph">
      <style:text-properties style:font-name="Courier 10 Pitch" fo:font-size="8pt" style:font-size-asian="8pt" style:font-size-complex="8pt"/>
    </style:style>
    <style:style style:name="P24" style:parent-style-name="Standard" style:family="paragraph">
      <style:text-properties style:font-name="Courier 10 Pitch" fo:font-size="8pt" style:font-size-asian="8pt" style:font-size-complex="8pt"/>
    </style:style>
    <style:style style:name="P25" style:parent-style-name="Standard" style:family="paragraph">
      <style:text-properties style:font-name="Courier 10 Pitch" fo:font-size="8pt" style:font-size-asian="8pt" style:font-size-complex="8pt"/>
    </style:style>
    <style:style style:name="P26" style:parent-style-name="Standard" style:family="paragraph">
      <style:text-properties style:font-name="Courier 10 Pitch" fo:font-size="8pt" style:font-size-asian="8pt" style:font-size-complex="8pt"/>
    </style:style>
    <style:style style:name="P27" style:parent-style-name="Standard" style:family="paragraph">
      <style:text-properties style:font-name="Courier 10 Pitch" fo:font-size="8pt" style:font-size-asian="8pt" style:font-size-complex="8pt"/>
    </style:style>
    <style:style style:name="P28" style:parent-style-name="Standard" style:family="paragraph">
      <style:text-properties style:font-name="Courier 10 Pitch" fo:font-size="8pt" style:font-size-asian="8pt" style:font-size-complex="8pt"/>
    </style:style>
    <style:style style:name="P29" style:parent-style-name="Standard" style:family="paragraph">
      <style:text-properties style:font-name="Courier 10 Pitch" fo:font-size="8pt" style:font-size-asian="8pt" style:font-size-complex="8pt"/>
    </style:style>
    <style:style style:name="P30" style:parent-style-name="Standard" style:family="paragraph">
      <style:text-properties style:font-name="Courier 10 Pitch" fo:font-size="8pt" style:font-size-asian="8pt" style:font-size-complex="8pt"/>
    </style:style>
    <style:style style:name="P31" style:parent-style-name="Standard" style:family="paragraph">
      <style:text-properties style:font-name="Courier 10 Pitch" fo:font-size="8pt" style:font-size-asian="8pt" style:font-size-complex="8pt"/>
    </style:style>
    <style:style style:name="P32" style:parent-style-name="Standard" style:family="paragraph">
      <style:text-properties style:font-name="Courier 10 Pitch" fo:font-size="8pt" style:font-size-asian="8pt" style:font-size-complex="8pt"/>
    </style:style>
    <style:style style:name="P33" style:parent-style-name="Standard" style:family="paragraph">
      <style:text-properties style:font-name="Courier 10 Pitch" fo:font-size="8pt" style:font-size-asian="8pt" style:font-size-complex="8pt"/>
    </style:style>
    <style:style style:name="P34" style:parent-style-name="Standard" style:family="paragraph">
      <style:text-properties style:font-name="Courier 10 Pitch" fo:font-size="8pt" style:font-size-asian="8pt" style:font-size-complex="8pt"/>
    </style:style>
    <style:style style:name="P35" style:parent-style-name="Standard" style:family="paragraph">
      <style:text-properties style:font-name="Courier 10 Pitch" fo:font-size="8pt" style:font-size-asian="8pt" style:font-size-complex="8pt"/>
    </style:style>
    <style:style style:name="P36" style:parent-style-name="Standard" style:family="paragraph">
      <style:text-properties style:font-name="Courier 10 Pitch" fo:font-size="8pt" style:font-size-asian="8pt" style:font-size-complex="8pt"/>
    </style:style>
    <style:style style:name="P37" style:parent-style-name="Standard" style:family="paragraph">
      <style:text-properties style:font-name="Courier 10 Pitch" fo:font-size="8pt" style:font-size-asian="8pt" style:font-size-complex="8pt"/>
    </style:style>
    <style:style style:name="P38" style:parent-style-name="Standard" style:family="paragraph">
      <style:text-properties style:font-name="Courier 10 Pitch" fo:font-size="8pt" style:font-size-asian="8pt" style:font-size-complex="8pt"/>
    </style:style>
    <style:style style:name="P39" style:parent-style-name="Standard" style:family="paragraph">
      <style:text-properties style:font-name="Courier 10 Pitch" fo:font-size="8pt" style:font-size-asian="8pt" style:font-size-complex="8pt"/>
    </style:style>
    <style:style style:name="P40" style:parent-style-name="Standard" style:family="paragraph">
      <style:text-properties style:font-name="Courier 10 Pitch" fo:font-size="8pt" style:font-size-asian="8pt" style:font-size-complex="8pt"/>
    </style:style>
    <style:style style:name="P41" style:parent-style-name="Standard" style:family="paragraph">
      <style:text-properties style:font-name="Courier 10 Pitch" fo:font-size="8pt" style:font-size-asian="8pt" style:font-size-complex="8pt"/>
    </style:style>
    <style:style style:name="P42" style:parent-style-name="Standard" style:family="paragraph">
      <style:text-properties style:font-name="Courier 10 Pitch" fo:font-size="8pt" style:font-size-asian="8pt" style:font-size-complex="8pt"/>
    </style:style>
    <style:style style:name="P43" style:parent-style-name="Standard" style:family="paragraph">
      <style:text-properties style:font-name="Courier 10 Pitch" fo:font-size="8pt" style:font-size-asian="8pt" style:font-size-complex="8pt"/>
    </style:style>
    <style:style style:name="P44" style:parent-style-name="Standard" style:family="paragraph">
      <style:text-properties style:font-name="Courier 10 Pitch" fo:font-size="8pt" style:font-size-asian="8pt" style:font-size-complex="8pt"/>
    </style:style>
    <style:style style:name="P45" style:parent-style-name="Standard" style:family="paragraph">
      <style:text-properties fo:font-size="10pt" style:font-size-asian="10pt" style:font-size-complex="10pt"/>
    </style:style>
    <style:style style:name="P46" style:parent-style-name="Standard" style:family="paragraph">
      <style:text-properties fo:font-size="10pt" style:font-size-asian="10pt" style:font-size-complex="10pt"/>
    </style:style>
    <style:style style:name="P47" style:parent-style-name="Standard" style:family="paragraph">
      <style:text-properties fo:font-size="10pt" style:font-size-asian="10pt" style:font-size-complex="10pt"/>
    </style:style>
    <style:style style:name="P48" style:parent-style-name="Standard" style:family="paragraph">
      <style:text-properties style:font-name="Courier 10 Pitch" fo:font-size="8pt" style:font-size-asian="8pt" style:font-size-complex="8pt"/>
    </style:style>
    <style:style style:name="P49" style:parent-style-name="Standard" style:family="paragraph">
      <style:text-properties style:font-name="Courier 10 Pitch" fo:font-size="8pt" style:font-size-asian="8pt" style:font-size-complex="8pt"/>
    </style:style>
    <style:style style:name="P50" style:parent-style-name="Standard" style:family="paragraph">
      <style:text-properties style:font-name="Courier 10 Pitch" fo:font-size="8pt" style:font-size-asian="8pt" style:font-size-complex="8pt"/>
    </style:style>
    <style:style style:name="P51" style:parent-style-name="Standard" style:family="paragraph">
      <style:text-properties style:font-name="Courier 10 Pitch" fo:font-size="8pt" style:font-size-asian="8pt" style:font-size-complex="8pt"/>
    </style:style>
    <style:style style:name="P52" style:parent-style-name="Standard" style:family="paragraph">
      <style:text-properties style:font-name="Courier 10 Pitch" fo:font-size="8pt" style:font-size-asian="8pt" style:font-size-complex="8pt"/>
    </style:style>
    <style:style style:name="P53" style:parent-style-name="Standard" style:family="paragraph">
      <style:text-properties style:font-name="Courier 10 Pitch" fo:font-size="8pt" style:font-size-asian="8pt" style:font-size-complex="8pt"/>
    </style:style>
    <style:style style:name="P54" style:parent-style-name="Standard" style:family="paragraph">
      <style:text-properties style:font-name="Courier 10 Pitch" fo:font-size="8pt" style:font-size-asian="8pt" style:font-size-complex="8pt"/>
    </style:style>
    <style:style style:name="P55" style:parent-style-name="Standard" style:family="paragraph">
      <style:text-properties style:font-name="Courier 10 Pitch" fo:font-size="8pt" style:font-size-asian="8pt" style:font-size-complex="8pt"/>
    </style:style>
    <style:style style:name="P56" style:parent-style-name="Standard" style:family="paragraph">
      <style:text-properties style:font-name="Courier 10 Pitch" fo:font-size="8pt" style:font-size-asian="8pt" style:font-size-complex="8pt"/>
    </style:style>
    <style:style style:name="P57" style:parent-style-name="Standard" style:family="paragraph">
      <style:text-properties style:font-name="Courier 10 Pitch" fo:font-size="8pt" style:font-size-asian="8pt" style:font-size-complex="8pt"/>
    </style:style>
    <style:style style:name="P58" style:parent-style-name="Standard" style:family="paragraph">
      <style:text-properties style:font-name="Courier 10 Pitch" fo:font-size="8pt" style:font-size-asian="8pt" style:font-size-complex="8pt"/>
    </style:style>
    <style:style style:name="P59" style:parent-style-name="Standard" style:family="paragraph">
      <style:text-properties style:font-name="Courier 10 Pitch" fo:font-size="8pt" style:font-size-asian="8pt" style:font-size-complex="8pt"/>
    </style:style>
    <style:style style:name="P60" style:parent-style-name="Standard" style:family="paragraph">
      <style:text-properties style:font-name="Courier 10 Pitch" fo:font-size="8pt" style:font-size-asian="8pt" style:font-size-complex="8pt"/>
    </style:style>
    <style:style style:name="P61" style:parent-style-name="Standard" style:family="paragraph">
      <style:text-properties style:font-name="Courier 10 Pitch" fo:font-size="8pt" style:font-size-asian="8pt" style:font-size-complex="8pt"/>
    </style:style>
    <style:style style:name="P62" style:parent-style-name="Standard" style:family="paragraph">
      <style:text-properties style:font-name="Courier 10 Pitch" fo:font-size="8pt" style:font-size-asian="8pt" style:font-size-complex="8pt"/>
    </style:style>
    <style:style style:name="P63" style:parent-style-name="Standard" style:family="paragraph">
      <style:text-properties style:font-name="Courier 10 Pitch" fo:font-size="8pt" style:font-size-asian="8pt" style:font-size-complex="8pt"/>
    </style:style>
    <style:style style:name="P64" style:parent-style-name="Standard" style:family="paragraph">
      <style:text-properties style:font-name="Courier 10 Pitch" fo:font-size="8pt" style:font-size-asian="8pt" style:font-size-complex="8pt"/>
    </style:style>
    <style:style style:name="P65" style:parent-style-name="Standard" style:family="paragraph">
      <style:text-properties style:font-name="Courier 10 Pitch" fo:font-size="8pt" style:font-size-asian="8pt" style:font-size-complex="8pt"/>
    </style:style>
    <style:style style:name="P66" style:parent-style-name="Standard" style:family="paragraph">
      <style:text-properties style:font-name="Courier 10 Pitch" fo:font-size="8pt" style:font-size-asian="8pt" style:font-size-complex="8pt"/>
    </style:style>
    <style:style style:name="P67" style:parent-style-name="Standard" style:family="paragraph">
      <style:text-properties style:font-name="Courier 10 Pitch" fo:font-size="8pt" style:font-size-asian="8pt" style:font-size-complex="8pt"/>
    </style:style>
    <style:style style:name="P68" style:parent-style-name="Standard" style:family="paragraph">
      <style:text-properties style:font-name="Courier 10 Pitch" fo:font-size="8pt" style:font-size-asian="8pt" style:font-size-complex="8pt"/>
    </style:style>
    <style:style style:name="P69" style:parent-style-name="Standard" style:family="paragraph">
      <style:text-properties style:font-name="Courier 10 Pitch" fo:font-size="8pt" style:font-size-asian="8pt" style:font-size-complex="8pt"/>
    </style:style>
    <style:style style:name="P70" style:parent-style-name="Standard" style:family="paragraph">
      <style:text-properties style:font-name="Courier 10 Pitch" fo:font-size="8pt" style:font-size-asian="8pt" style:font-size-complex="8pt"/>
    </style:style>
    <style:style style:name="P71" style:parent-style-name="Standard" style:family="paragraph">
      <style:text-properties style:font-name="Courier 10 Pitch" fo:font-size="8pt" style:font-size-asian="8pt" style:font-size-complex="8pt"/>
    </style:style>
    <style:style style:name="P72" style:parent-style-name="Standard" style:family="paragraph">
      <style:text-properties style:font-name="Courier 10 Pitch" fo:font-size="8pt" style:font-size-asian="8pt" style:font-size-complex="8pt"/>
    </style:style>
    <style:style style:name="P73" style:parent-style-name="Standard" style:family="paragraph">
      <style:text-properties style:font-name="Courier 10 Pitch" fo:font-size="8pt" style:font-size-asian="8pt" style:font-size-complex="8pt"/>
    </style:style>
    <style:style style:name="P74" style:parent-style-name="Standard" style:family="paragraph">
      <style:text-properties style:font-name="Courier 10 Pitch" fo:font-size="8pt" style:font-size-asian="8pt" style:font-size-complex="8pt"/>
    </style:style>
    <style:style style:name="P75" style:parent-style-name="Standard" style:family="paragraph">
      <style:text-properties style:font-name="Courier 10 Pitch" fo:font-size="8pt" style:font-size-asian="8pt" style:font-size-complex="8pt"/>
    </style:style>
    <style:style style:name="P76" style:parent-style-name="Standard" style:family="paragraph">
      <style:text-properties style:font-name="Courier 10 Pitch" fo:font-size="8pt" style:font-size-asian="8pt" style:font-size-complex="8pt"/>
    </style:style>
    <style:style style:name="P77" style:parent-style-name="Standard" style:family="paragraph">
      <style:text-properties style:font-name="Courier 10 Pitch" fo:font-size="8pt" style:font-size-asian="8pt" style:font-size-complex="8pt"/>
    </style:style>
    <style:style style:name="P78" style:parent-style-name="Standard" style:family="paragraph">
      <style:text-properties style:font-name="Courier 10 Pitch" fo:font-size="8pt" style:font-size-asian="8pt" style:font-size-complex="8pt"/>
    </style:style>
    <style:style style:name="P79" style:parent-style-name="Standard" style:family="paragraph">
      <style:text-properties style:font-name="Courier 10 Pitch" fo:font-size="8pt" style:font-size-asian="8pt" style:font-size-complex="8pt"/>
    </style:style>
    <style:style style:name="P80" style:parent-style-name="Standard" style:family="paragraph">
      <style:text-properties style:font-name="Courier 10 Pitch" fo:font-size="8pt" style:font-size-asian="8pt" style:font-size-complex="8pt"/>
    </style:style>
    <style:style style:name="P81" style:parent-style-name="Standard" style:family="paragraph">
      <style:text-properties style:font-name="Courier 10 Pitch" fo:font-size="8pt" style:font-size-asian="8pt" style:font-size-complex="8pt"/>
    </style:style>
    <style:style style:name="P82" style:parent-style-name="Standard" style:family="paragraph">
      <style:text-properties style:font-name="Courier 10 Pitch" fo:font-size="8pt" style:font-size-asian="8pt" style:font-size-complex="8pt"/>
    </style:style>
    <style:style style:name="P83" style:parent-style-name="Standard" style:family="paragraph">
      <style:text-properties style:font-name="Courier 10 Pitch" fo:font-size="8pt" style:font-size-asian="8pt" style:font-size-complex="8pt"/>
    </style:style>
    <style:style style:name="P84" style:parent-style-name="Standard" style:family="paragraph">
      <style:text-properties style:font-name="Courier 10 Pitch" fo:font-size="8pt" style:font-size-asian="8pt" style:font-size-complex="8pt"/>
    </style:style>
    <style:style style:name="P85" style:parent-style-name="Standard" style:family="paragraph">
      <style:text-properties style:font-name="Courier 10 Pitch" fo:font-size="8pt" style:font-size-asian="8pt" style:font-size-complex="8pt"/>
    </style:style>
    <style:style style:name="P86" style:parent-style-name="Standard" style:family="paragraph">
      <style:text-properties style:font-name="Courier 10 Pitch" fo:font-size="8pt" style:font-size-asian="8pt" style:font-size-complex="8pt"/>
    </style:style>
    <style:style style:name="P87" style:parent-style-name="Standard" style:family="paragraph">
      <style:text-properties style:font-name="Courier 10 Pitch" fo:font-size="8pt" style:font-size-asian="8pt" style:font-size-complex="8pt"/>
    </style:style>
    <style:style style:name="P88" style:parent-style-name="Standard" style:family="paragraph">
      <style:text-properties style:font-name="Courier 10 Pitch" fo:font-size="8pt" style:font-size-asian="8pt" style:font-size-complex="8pt"/>
    </style:style>
    <style:style style:name="P89" style:parent-style-name="Standard" style:family="paragraph">
      <style:text-properties style:font-name="Courier 10 Pitch" fo:font-size="8pt" style:font-size-asian="8pt" style:font-size-complex="8pt"/>
    </style:style>
    <style:style style:name="P90" style:parent-style-name="Standard" style:family="paragraph">
      <style:text-properties style:font-name="Courier 10 Pitch" fo:font-size="8pt" style:font-size-asian="8pt" style:font-size-complex="8pt"/>
    </style:style>
    <style:style style:name="P91" style:parent-style-name="Standard" style:family="paragraph">
      <style:text-properties style:font-name="Courier 10 Pitch" fo:font-size="8pt" style:font-size-asian="8pt" style:font-size-complex="8pt"/>
    </style:style>
    <style:style style:name="P92" style:parent-style-name="Standard" style:family="paragraph">
      <style:text-properties style:font-name="Courier 10 Pitch" fo:font-size="8pt" style:font-size-asian="8pt" style:font-size-complex="8pt"/>
    </style:style>
    <style:style style:name="P93" style:parent-style-name="Standard" style:family="paragraph">
      <style:text-properties style:font-name="Courier 10 Pitch" fo:font-size="8pt" style:font-size-asian="8pt" style:font-size-complex="8pt"/>
    </style:style>
    <style:style style:name="P94" style:parent-style-name="Standard" style:family="paragraph">
      <style:text-properties style:font-name="Courier 10 Pitch" fo:font-size="8pt" style:font-size-asian="8pt" style:font-size-complex="8pt"/>
    </style:style>
    <style:style style:name="P95" style:parent-style-name="Standard" style:family="paragraph">
      <style:text-properties style:font-name="Courier 10 Pitch" fo:font-size="8pt" style:font-size-asian="8pt" style:font-size-complex="8pt"/>
    </style:style>
    <style:style style:name="P96" style:parent-style-name="Standard" style:family="paragraph">
      <style:text-properties style:font-name="Courier 10 Pitch" fo:font-size="8pt" style:font-size-asian="8pt" style:font-size-complex="8pt"/>
    </style:style>
    <style:style style:name="P97" style:parent-style-name="Standard" style:family="paragraph">
      <style:text-properties style:font-name="Courier 10 Pitch" fo:font-size="8pt" style:font-size-asian="8pt" style:font-size-complex="8pt"/>
    </style:style>
    <style:style style:name="P98" style:parent-style-name="Standard" style:family="paragraph">
      <style:text-properties style:font-name="Courier 10 Pitch" fo:font-size="8pt" style:font-size-asian="8pt" style:font-size-complex="8pt"/>
    </style:style>
    <style:style style:name="P99" style:parent-style-name="Standard" style:family="paragraph">
      <style:text-properties style:font-name="Courier 10 Pitch" fo:font-size="8pt" style:font-size-asian="8pt" style:font-size-complex="8pt"/>
    </style:style>
    <style:style style:name="P100" style:parent-style-name="Standard" style:family="paragraph">
      <style:text-properties style:font-name="Courier 10 Pitch" fo:font-size="8pt" style:font-size-asian="8pt" style:font-size-complex="8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size="10pt" style:font-size-asian="10pt" style:font-size-complex="10pt"/>
    </style:style>
    <style:style style:name="P104" style:parent-style-name="Standard" style:family="paragraph">
      <style:text-properties fo:font-size="10pt" style:font-size-asian="10pt" style:font-size-complex="10pt"/>
    </style:style>
    <style:style style:name="P105" style:parent-style-name="Standard" style:family="paragraph">
      <style:text-properties style:font-name="Courier 10 Pitch" fo:font-size="8pt" style:font-size-asian="8pt" style:font-size-complex="8pt"/>
    </style:style>
    <style:style style:name="P106" style:parent-style-name="Standard" style:family="paragraph">
      <style:text-properties style:font-name="Courier 10 Pitch" fo:font-size="8pt" style:font-size-asian="8pt" style:font-size-complex="8pt"/>
    </style:style>
    <style:style style:name="P107" style:parent-style-name="Standard" style:family="paragraph">
      <style:text-properties style:font-name="Courier 10 Pitch" fo:font-size="8pt" style:font-size-asian="8pt" style:font-size-complex="8pt"/>
    </style:style>
    <style:style style:name="P108" style:parent-style-name="Standard" style:family="paragraph">
      <style:text-properties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style:font-name="Courier 10 Pitch" fo:font-size="8pt" style:font-size-asian="8pt" style:font-size-complex="8pt"/>
    </style:style>
    <style:style style:name="P111" style:parent-style-name="Standard" style:family="paragraph">
      <style:text-properties style:font-name="Courier 10 Pitch" fo:font-size="8pt" style:font-size-asian="8pt" style:font-size-complex="8pt"/>
    </style:style>
    <style:style style:name="P112" style:parent-style-name="Standard" style:family="paragraph">
      <style:text-properties style:font-name="Courier 10 Pitch" fo:font-size="8pt" style:font-size-asian="8pt" style:font-size-complex="8pt"/>
    </style:style>
    <style:style style:name="P113" style:parent-style-name="Standard" style:family="paragraph">
      <style:text-properties style:font-name="Courier 10 Pitch" fo:font-size="8pt" style:font-size-asian="8pt" style:font-size-complex="8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size="10pt" style:font-size-asian="10pt" style:font-size-complex="10pt"/>
    </style:style>
    <style:style style:name="P116" style:parent-style-name="Standard" style:family="paragraph">
      <style:text-properties style:font-name="Courier 10 Pitch" fo:font-size="8pt" style:font-size-asian="8pt" style:font-size-complex="8pt"/>
    </style:style>
    <style:style style:name="P117" style:parent-style-name="Standard" style:family="paragraph">
      <style:text-properties style:font-name="Courier 10 Pitch" fo:font-size="8pt" style:font-size-asian="8pt" style:font-size-complex="8pt"/>
    </style:style>
    <style:style style:name="P118" style:parent-style-name="Standard" style:family="paragraph">
      <style:text-properties style:font-name="Courier 10 Pitch" fo:font-size="8pt" style:font-size-asian="8pt" style:font-size-complex="8pt"/>
    </style:style>
    <style:style style:name="P119" style:parent-style-name="Standard" style:family="paragraph">
      <style:text-properties style:font-name="Courier 10 Pitch" fo:font-size="8pt" style:font-size-asian="8pt" style:font-size-complex="8pt"/>
    </style:style>
    <style:style style:name="P120" style:parent-style-name="Standard" style:family="paragraph">
      <style:text-properties fo:font-size="10pt" style:font-size-asian="10pt" style:font-size-complex="10pt"/>
    </style:style>
    <style:style style:name="P121" style:parent-style-name="Standard" style:family="paragraph">
      <style:text-properties fo:font-size="10pt" style:font-size-asian="10pt" style:font-size-complex="10pt"/>
    </style:style>
    <style:style style:name="P122" style:parent-style-name="Standard" style:family="paragraph">
      <style:text-properties style:font-name="Courier 10 Pitch" fo:font-size="8pt" style:font-size-asian="8pt" style:font-size-complex="8pt"/>
    </style:style>
    <style:style style:name="P123" style:parent-style-name="Standard" style:family="paragraph">
      <style:text-properties style:font-name="Courier 10 Pitch" fo:font-size="8pt" style:font-size-asian="8pt" style:font-size-complex="8pt"/>
    </style:style>
    <style:style style:name="P124" style:parent-style-name="Standard" style:family="paragraph">
      <style:text-properties style:font-name="Courier 10 Pitch" fo:font-size="8pt" style:font-size-asian="8pt" style:font-size-complex="8pt"/>
    </style:style>
    <style:style style:name="P125" style:parent-style-name="Standard" style:family="paragraph">
      <style:text-properties style:font-name="Courier 10 Pitch" fo:font-size="8pt" style:font-size-asian="8pt" style:font-size-complex="8pt"/>
    </style:style>
    <style:style style:name="P126" style:parent-style-name="Standard" style:family="paragraph">
      <style:text-properties style:font-name="Courier 10 Pitch" fo:font-size="8pt" style:font-size-asian="8pt" style:font-size-complex="8pt"/>
    </style:style>
    <style:style style:name="P127" style:parent-style-name="Standard" style:family="paragraph">
      <style:text-properties style:font-name="Courier 10 Pitch" fo:font-size="8pt" style:font-size-asian="8pt" style:font-size-complex="8pt"/>
    </style:style>
    <style:style style:name="P128" style:parent-style-name="Standard" style:family="paragraph">
      <style:text-properties fo:font-size="10pt" style:font-size-asian="10pt" style:font-size-complex="10pt"/>
    </style:style>
    <style:style style:name="P129" style:parent-style-name="Standard" style:family="paragraph">
      <style:text-properties fo:font-size="10pt" style:font-size-asian="10pt" style:font-size-complex="10pt"/>
    </style:style>
    <style:style style:name="P130" style:parent-style-name="Standard" style:family="paragraph">
      <style:text-properties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P133" style:parent-style-name="Standard" style:family="paragraph">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P135" style:parent-style-name="Standard" style:family="paragraph">
      <style:text-properties fo:font-size="10pt" style:font-size-asian="10pt" style:font-size-complex="10pt"/>
    </style:style>
    <style:style style:name="P136" style:parent-style-name="Standard" style:family="paragraph">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P141" style:parent-style-name="Standard" style:family="paragraph">
      <style:text-properties fo:font-size="10pt" style:font-size-asian="10pt" style:font-size-complex="10pt"/>
    </style:style>
    <style:style style:name="P142" style:parent-style-name="Standard" style:family="paragraph">
      <style:text-properties fo:font-size="10pt" style:font-size-asian="10pt" style:font-size-complex="10pt"/>
    </style:style>
    <style:style style:name="P143" style:parent-style-name="Standard" style:family="paragraph">
      <style:text-properties fo:font-size="10pt" style:font-size-asian="10pt" style:font-size-complex="10pt"/>
    </style:style>
    <style:style style:name="P144" style:parent-style-name="Standard" style:family="paragraph">
      <style:text-properties fo:font-size="10pt" style:font-size-asian="10pt" style:font-size-complex="10pt"/>
    </style:style>
    <style:style style:name="P145" style:parent-style-name="Standard" style:family="paragraph">
      <style:text-properties fo:font-size="10pt" style:font-size-asian="10pt" style:font-size-complex="10pt"/>
    </style:style>
    <style:style style:name="P146" style:parent-style-name="Standard" style:family="paragraph">
      <style:text-properties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T154" style:parent-style-name="DefaultParagraphFont" style:family="text">
      <style:text-properties fo:font-size="10pt" style:font-size-asian="10pt" style:font-size-complex="10pt"/>
    </style:style>
  </office:automatic-styles>
  <office:body>
    <office:text text:use-soft-page-breaks="true">
      <text:p text:style-name="P1">A quick guide to creating patched bootloaders.</text:p>
      <text:p text:style-name="P2"/>
      <text:p text:style-name="P3">The essence of the patch is that instead of the command 11 handler (which regularly displays the useless inscription poweroff not supported), we introduce our handler into the loader code, which allows you to run arbitrary code (no more than 2K in size) in the loader's address space. The patch consists of 3 components:</text:p>
      <text:p text:style-name="P4"/>
      <text:p text:style-name="P5">- the actual code of the command handler</text:p>
      <text:p text:style-name="P6">- chipset identification block, immediately following the processor</text:p>
      <text:p text:style-name="P7">- chipset identification block added to the end of the bootloader.</text:p>
      <text:p text:style-name="P8"/>
      <text:p text:style-name="Standard"><text:span text:style-name="T9">Handler code<text:s/></text:span><text:span text:style-name="T10">is a short machine code program whose source can be found in the loaders / pexec _ *. asm file. There is a version of the program for translating into ARM or THUMB-2 code, depending on which mode is used in the code of the command handlers of the bootloader we are interested in.</text:span></text:p>
      <text:p text:style-name="P11">The first identification block is intended for determining the chipset type by all utilities of the complex (except for qdload) that interact with the bootloader. This removes the need to use the -k switch on the command line. The block has the format:</text:p>
      <text:p text:style-name="P12"/>
      <text:p text:style-name="P13"><text:s text:c="2"/>.word <text:s/>0xdeadbeef <text:s/>;<text:s/>signature for programmatic block search</text:p>
      <text:p text:style-name="P14"><text:s text:c="2"/>.byte <text:s/>id <text:s text:c="9"/>;<text:s/>1-byte chipset code assigned to it in the chipset.cfg config file.</text:p>
      <text:p text:style-name="P15"><text:s text:c="2"/></text:p>
      <text:p text:style-name="P16">The second identification block is used only by the qdload program. It allows the program to determine the boot parameters and the chipset type directly from the bootloader file, which makes it possible to refuse to specify the -k and -a switches. This block is formed using the setident utility, available in the loaders / directory.</text:p>
      <text:p text:style-name="P17"/>
      <text:p text:style-name="P18">So, the patching process begins by defining the boot addresses and command handler 11. For this, the qblinfo program is used. We run it by specifying the name of the loader file on the command line, and we get something like the following:</text:p>
      <text:p text:style-name="P19"/>
      <text:p text:style-name="P20">$<text:s/>../qblinfo NPRG9x35p.bin</text:p>
      <text:p text:style-name="P21">** NPRG9x35p.bin: 95704 bytes</text:p>
      <text:p text:style-name="P22"/>
      <text:p text:style-name="P23"><text:s/>Адрес загрузки: <text:s text:c="3"/>02a00000</text:p>
      <text:p text:style-name="P24"><text:s/>Адрес начала кода: 02a00028</text:p>
      <text:p text:style-name="P25"><text:s/>CMD 01 = 02a00c41</text:p>
      <text:p text:style-name="P26"><text:s/>CMD 03 = 02a00d95</text:p>
      <text:p text:style-name="P27"><text:s/>CMD 05 = 02a00e67</text:p>
      <text:p text:style-name="P28"><text:s/>CMD 07 = 02a00e75</text:p>
      <text:p text:style-name="P29"><text:s/>CMD 09 = 02a00ef5</text:p>
      <text:p text:style-name="P30"><text:s/>CMD 0b = 02a00e23</text:p>
      <text:p text:style-name="P31"><text:s/>CMD 11 = 02a00f2d</text:p>
      <text:p text:style-name="P32"><text:s/>CMD 13<text:s/>= 02a00f71</text:p>
      <text:p text:style-name="P33"><text:s/>CMD 15 = 02a00fc1</text:p>
      <text:p text:style-name="P34"><text:s/>CMD 17 = 02a011fd</text:p>
      <text:p text:style-name="P35"><text:s/>CMD 19 = 02a0122b</text:p>
      <text:p text:style-name="P36"><text:s/>CMD 1b = 02a012a1</text:p>
      <text:p text:style-name="P37"><text:s/>CMD 1d = 02a00f47</text:p>
      <text:p text:style-name="P38"><text:s/>CMD 20 = 02a01399</text:p>
      <text:p text:style-name="P39"><text:s/>CMD 30 = 02a0132d</text:p>
      <text:p text:style-name="P40"><text:s/>CMD table offset: 16a38</text:p>
      <text:p text:style-name="P41"><text:s/>Invalid CMD handler: 02a00c33</text:p>
      <text:p text:style-name="P42"/>
      <text:p text:style-name="P43"><text:s/>Unsigned code or no HW_ID value in Subject field</text:p>
      <text:p text:style-name="P44"/>
      <text:p text:style-name="P45">Of all this splendor, we are interested in 3 addresses - the download address (02a00000), the address of the beginning of the code (02a00028) and the address of the command handler 11 (02a00f2d). Now we load our file into IDA from the address 2a000000, not forgetting to specify the type of ARM Little endian processor. If the autoanalysis has not started, then we start it manually, indicating that the code starts at the code start address (02a00028).</text:p>
      <text:p text:style-name="P46">Now we go to the address of the command handler 11 (02a00f2d). Here is a rough snippet of what can be seen around the address of interest:</text:p>
      <text:p text:style-name="P47"/>
      <text:p text:style-name="P48">CODE_ALL:02A00EF4 ; =============== S U B R O U T I N E =======================================</text:p>
      <text:p text:style-name="P49">CODE_ALL:02A00EF4</text:p>
      <text:p text:style-name="P50">CODE_ALL:02A00EF4</text:p>
      <text:p text:style-name="P51">CODE_ALL:02A00EF4 <text:s text:c="16"/>EXPORT handle_sync</text:p>
      <text:p text:style-name="P52">CODE_ALL:02A00EF4 cmd_07_sync <text:s text:c="30"/>;<text:s/>DATA XREF: APP_RAM:02A16A60#o</text:p>
      <text:p text:style-name="P53">CODE_ALL:02A00EF4 <text:s text:c="16"/>PUSH <text:s text:c="11"/>{R4,LR}</text:p>
      <text:p text:style-name="P54">CODE_ALL:02A00EF6 <text:s text:c="16"/>ADDS <text:s text:c="11"/>R1, R0, #6</text:p>
      <text:p text:style-name="P55">CODE_ALL:02A00EF8 <text:s text:c="16"/>LDRH <text:s text:c="11"/>R0, [R0,#4]</text:p>
      <text:p text:style-name="P56">CODE_ALL:02A00EFA <text:s text:c="16"/>SUBS <text:s text:c="6"/><text:s text:c="5"/>R0, R0, #1</text:p>
      <text:soft-page-break/>
      <text:p text:style-name="P57">CODE_ALL:02A00EFC <text:s text:c="16"/>UXTH <text:s text:c="11"/>R4, R0</text:p>
      <text:p text:style-name="P58">CODE_ALL:02A00EFE <text:s text:c="16"/>LDR <text:s text:c="12"/>R0, =reply_buffer</text:p>
      <text:p text:style-name="P59">CODE_ALL:02A00F00 <text:s text:c="16"/>MOVS <text:s text:c="11"/>R2, #0xA</text:p>
      <text:p text:style-name="P60">CODE_ALL:02A00F02 <text:s text:c="16"/>STRB <text:s text:c="11"/>R2, [R0]</text:p>
      <text:p text:style-name="P61">CODE_ALL:02A00F04 <text:s text:c="16"/>MOVW <text:s text:c="11"/>R2, #0x3FD</text:p>
      <text:p text:style-name="P62">CODE_ALL:02A00F08 <text:s text:c="16"/>CMP <text:s text:c="12"/>R4, R2</text:p>
      <text:p text:style-name="P63">CODE_ALL:02A00F0A <text:s text:c="16"/>BLS <text:s text:c="12"/>loc_2A00F10</text:p>
      <text:p text:style-name="P64">CODE_ALL:02A00F0C <text:s text:c="16"/>BL <text:s text:c="13"/>buffer_overflow_error</text:p>
      <text:p text:style-name="P65">CODE_ALL:02A00F10 ; ---------------------------------------------------------------------------</text:p>
      <text:p text:style-name="P66">CODE_ALL:02A00F10</text:p>
      <text:p text:style-name="P67">CODE_ALL:02A00F10 loc_2A00F10 <text:s text:c="28"/>; CODE XREF: handle_sync+16#j</text:p>
      <text:p text:style-name="P68">CODE_ALL:02A00F10 <text:s text:c="16"/>ADDS <text:s text:c="11"/>R1, R1, #1</text:p>
      <text:p text:style-name="P69">CODE_ALL:02A00F12 <text:s text:c="16"/>ADDS <text:s text:c="11"/>R0, R0, #1</text:p>
      <text:p text:style-name="P70">CODE_ALL:02A00F14 <text:s text:c="16"/>MOV <text:s text:c="12"/>R2, R4</text:p>
      <text:p text:style-name="P71">CODE_ALL:02A00F16 <text:s text:c="16"/>BL <text:s text:c="13"/>hostdl_memcpy</text:p>
      <text:p text:style-name="P72">CODE_ALL:02A00F1A <text:s text:c="16"/>LDR <text:s text:c="12"/>R1, =escape_state</text:p>
      <text:p text:style-name="P73">CODE_ALL:02A00F1C <text:s text:c="16"/>ADDS <text:s text:c="11"/>R0, R4, #1</text:p>
      <text:p text:style-name="P74">CODE_ALL:02A00F1E <text:s text:c="16"/>STRH <text:s text:c="11"/>R0, [R1,#8]</text:p>
      <text:p text:style-name="P75">CODE_ALL:02A00F20 <text:s text:c="16"/>BL <text:s text:c="13"/>compute_reply_crc</text:p>
      <text:p text:style-name="P76">CODE_ALL:02A00F24 <text:s text:c="16"/>BL <text:s text:c="13"/>force_xmit_reply</text:p>
      <text:p text:style-name="P77">CODE_ALL:02A00F28 <text:s text:c="16"/>MOVS <text:s text:c="11"/>R0, #0</text:p>
      <text:p text:style-name="P78">CODE_ALL:02A00F2A <text:s text:c="16"/>POP <text:s text:c="12"/>{R4,PC}</text:p>
      <text:p text:style-name="P79">CODE_ALL:02A00F2A ; End of function handle_sync</text:p>
      <text:p text:style-name="P80">CODE_ALL:02A00F2A</text:p>
      <text:p text:style-name="P81">CODE_ALL:02A00F2C</text:p>
      <text:p text:style-name="P82">CODE_ALL:02A00F2C ; =============== S U<text:s/>B R O U T I N E =======================================</text:p>
      <text:p text:style-name="P83">CODE_ALL:02A00F2C</text:p>
      <text:p text:style-name="P84">CODE_ALL:02A00F2C</text:p>
      <text:p text:style-name="P85">CODE_ALL:02A00F2C <text:s text:c="16"/>EXPORT handle_power_off</text:p>
      <text:p text:style-name="P86">CODE_ALL:02A00F2C cmd_11_power_off <text:s text:c="23"/>; DATA XREF:<text:s/>APP_RAM:02A16A80#o</text:p>
      <text:p text:style-name="P87">CODE_ALL:02A00F2C <text:s text:c="16"/>PUSH <text:s text:c="11"/>{R4,LR}</text:p>
      <text:p text:style-name="P88">CODE_ALL:02A00F2E <text:s text:c="16"/>MOVS <text:s text:c="11"/>R0, #0x12</text:p>
      <text:p text:style-name="P89">CODE_ALL:02A00F30 <text:s text:c="16"/>LDR <text:s text:c="12"/>R1, =reply_buffer</text:p>
      <text:p text:style-name="P90">CODE_ALL:02A00F32 <text:s text:c="16"/>STRB <text:s text:c="11"/>R0, [R1]</text:p>
      <text:p text:style-name="P91">CODE_ALL:02A00F34 <text:s text:c="16"/>MOVS <text:s text:c="11"/>R0, #1</text:p>
      <text:p text:style-name="P92">CODE_ALL:02A00F36 <text:s text:c="16"/>LDR <text:s text:c="12"/>R1, =escape_state</text:p>
      <text:p text:style-name="P93">CODE_ALL:02A00F38 <text:s text:c="16"/>STRH <text:s text:c="11"/>R0, [R1,#8]</text:p>
      <text:p text:style-name="P94">CODE_ALL:02A00F3A <text:s text:c="16"/>MOVS <text:s text:c="11"/>R0, #0x15</text:p>
      <text:p text:style-name="P95">CODE_ALL:02A00F3C <text:s text:c="16"/>ADR <text:s text:c="12"/>R1, aPowerOffNotSup ; "Power off not supported"</text:p>
      <text:p text:style-name="P96">CODE_ALL:02A00F3E <text:s text:c="16"/>BL <text:s text:c="13"/>transmit_error</text:p>
      <text:p text:style-name="P97">CODE_ALL:02A00F42 <text:s text:c="16"/>MOVS <text:s text:c="11"/>R0, #0</text:p>
      <text:p text:style-name="P98">CODE_ALL:02A00F44 <text:s text:c="16"/>POP<text:s text:c="13"/>{R4,PC}</text:p>
      <text:p text:style-name="P99">CODE_ALL:02A00F44 ; End of function handle_power_off</text:p>
      <text:p text:style-name="P100"/>
      <text:p text:style-name="P101"/>
      <text:p text:style-name="P102">Here is the code not only for command 11, but also for command 09 (sync) that comes before it. In this handler, we need to find 2 important addresses:</text:p>
      <text:p text:style-name="P103">- reply_buffer. This is where the image of the packet sent to the host is written at the end of the command processing</text:p>
      <text:p text:style-name="P104">- escape_state. This is the area of the parameters of the response packet, from which we only need a field in which the length of the response packet is written. So from here:</text:p>
      <text:p text:style-name="P105">CODE_ALL:02A00EFE <text:s text:c="16"/>LDR <text:s text:c="12"/>R0, =reply_buffer</text:p>
      <text:p text:style-name="P106">CODE_ALL:02A00F00 <text:s text:c="16"/>MOVS <text:s text:c="11"/>R2, #0xA</text:p>
      <text:p text:style-name="P107">CODE_ALL:02A00F02 <text:s text:c="16"/>STRB <text:s text:c="11"/>R2, [R0]</text:p>
      <text:p text:style-name="P108"/>
      <text:p text:style-name="P109">we take the reply_buffer address. But from here:</text:p>
      <text:p text:style-name="P110"/>
      <text:p text:style-name="P111">CODE_ALL:02A00F1A <text:s text:c="6"/><text:s text:c="10"/>LDR <text:s text:c="12"/>R1, =escape_state</text:p>
      <text:p text:style-name="P112">CODE_ALL:02A00F1C <text:s text:c="16"/>ADDS <text:s text:c="11"/>R0, R4, #1</text:p>
      <text:p text:style-name="P113">CODE_ALL:02A00F1E <text:s text:c="16"/>STRH <text:s text:c="11"/>R0, [R1,#8]</text:p>
      <text:p text:style-name="P114"/>
      <text:p text:style-name="P115">we take the address escape_state, as well as the offset at which the packet length is written (in this case, 8). But we don't need addresses in their pure form. We need to find the block in memory that these literals point to and find out its address. We go to the reply_buffer address, and look at all the links to this address. Some of the links will be of the form DCD reply_buffer. Here is the DCD that is located in the address space behind the command handlers 07 and 11 and we need it. It looks like this:</text:p>
      <text:p text:style-name="P116">CODE_ALL:02A01098 off_2A01098 <text:s text:c="4"/>DCD escape_state <text:s text:c="7"/>; DATA XREF: handle_hello:loc_2A00CA0#r</text:p>
      <text:p text:style-name="P117">CODE_ALL:02A01098 <text:s text:c="33"/><text:s text:c="7"/>; handle_simple_read:loc_2A00E12#r ...</text:p>
      <text:p text:style-name="P118">CODE_ALL:02A0109C off_2A0109C <text:s text:c="4"/>DCD reply_buffer <text:s text:c="7"/>; DATA XREF: handle_hello+6E#r</text:p>
      <text:p text:style-name="P119">CODE_ALL:02A0109C <text:s text:c="40"/>; handle_simple_read:loc_2A00DDA#r ...</text:p>
      <text:p text:style-name="P120">This is where the escape_state and reply_buffer addresses are located.</text:p>
      <text:p text:style-name="P121">And finally, we need to define the address to exit the handler. For this we use the code of the command handler 07, which is located above the command handler 11, namely this code:</text:p>
      <text:p text:style-name="P122">leavecmd:</text:p>
      <text:p text:style-name="P123">CODE_ALL:02A00F20<text:s/><text:s text:c="16"/>BL <text:s text:c="13"/>compute_reply_crc</text:p>
      <text:p text:style-name="P124">CODE_ALL:02A00F24 <text:s text:c="16"/>BL <text:s text:c="13"/>force_xmit_reply</text:p>
      <text:soft-page-break/>
      <text:p text:style-name="P125">CODE_ALL:02A00F28 <text:s text:c="16"/>MOVS <text:s text:c="11"/>R0, #0</text:p>
      <text:p text:style-name="P126">CODE_ALL:02A00F2A <text:s text:c="16"/>POP <text:s text:c="12"/>{R4,PC}</text:p>
      <text:p text:style-name="P127"/>
      <text:p text:style-name="P128">Let's mark the address of this code with the label leavecmd for clarity.</text:p>
      <text:p text:style-name="P129">We are now ready to get the binary image of our patch. Open the pexec_arm, asm or pexec_thumb.asm file in the editor, depending on the mode in which the processor is operating in the command handlers of our loader. Next, we add our addresses to the file:</text:p>
      <text:p text:style-name="P130"/>
      <text:p text:style-name="P131">pkt_data_len_off=8 <text:s text:c="49"/>;<text:s/>here we enter the offset to the length of the package</text:p>
      <text:p text:style-name="P132"><text:tab/><text:tab/>.ORG<text:tab/><text:tab/>0x02a00f20 <text:s text:c="3"/>;<text:s/>and here is the address leavecmd</text:p>
      <text:p text:style-name="P133">leavecmd:</text:p>
      <text:p text:style-name="P134"><text:tab/><text:tab/>.ORG<text:tab/><text:tab/>0x02a00f2c <text:s/>;<text:s/>this is the address of the command handler 11</text:p>
      <text:p text:style-name="P135"/>
      <text:p text:style-name="P136">Now we enter the chipset code into the identification block</text:p>
      <text:p text:style-name="P137"><text:s text:c="16"/>.byte <text:s text:c="10"/>8 <text:s text:c="11"/>;<text:s/>chipset code</text:p>
      <text:p text:style-name="P138"/>
      <text:p text:style-name="P139">And finally, the address where our escape_state and reply_buf literals are located:</text:p>
      <text:p text:style-name="P140"/>
      <text:p text:style-name="P141"><text:tab/><text:tab/>.ORG <text:s/>0x02a01098</text:p>
      <text:p text:style-name="P142">reply_buf_ptr: <text:s text:c="3"/>.word <text:s/>0</text:p>
      <text:p text:style-name="P143">escape_state_ptr: .word <text:s/>0</text:p>
      <text:p text:style-name="P144"/>
      <text:p text:style-name="P145">That's all. Now we translate our assembler source using any version of the AS assembler for arm:</text:p>
      <text:p text:style-name="P146"/>
      <text:p text:style-name="P147">$ arm-none-androideabi-as -o /dev/null -f=pexec_thumb.lst pexec_thumb.asm</text:p>
      <text:p text:style-name="P148"/>
      <text:p text:style-name="P149">We open the listing pexec_thumb.asm, and write all the codes of our command 11 handler over the existing one directly into the IDA database (edit - patch program - change byte). Now we export the base to the resulting output file (file - produce file - create exe file). To distinguish a patched bootloader from an unpatched one, add the letter p to it at the end of the file name, for example NPRG9x35p.bin.</text:p>
      <text:p text:style-name="P150">It remains to add the second identification block to the bootloader:</text:p>
      <text:p text:style-name="P151"/>
      <text:p text:style-name="P152">$ ./setident NPRG9x35p.bin 8 02a00000</text:p>
      <text:p text:style-name="P153"/>
      <text:p text:style-name="Standard"><text:span text:style-name="T154">Here we indicate the chipset code (8) assigned to it in the chipset.cfg file and the boot address (02a00000). That's it, this completes the process of creating a patched bootload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10 Pitch" svg:font-family="Courier 10 Pitch" style:font-family-generic="system" style:font-pitch="fixed"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orth32  </meta:initial-creator>
    <dc:creator>Joojin Abaoag</dc:creator>
    <meta:creation-date>2015-11-13T21:02:00Z</meta:creation-date>
    <dc:date>2020-11-18T06:50:00Z</dc:date>
    <meta:template xlink:href="Normal.dotm" xlink:type="simple"/>
    <meta:editing-cycles>3</meta:editing-cycles>
    <meta:editing-duration>PT180S</meta:editing-duration>
    <meta:document-statistic meta:page-count="3" meta:paragraph-count="20" meta:word-count="1498" meta:character-count="10023" meta:row-count="71" meta:non-whitespace-character-count="8545"/>
  </office:meta>
</office:document-meta>
</file>